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1e57a"/>
    </style:style>
    <style:style style:name="P2" style:family="paragraph" style:parent-style-name="Standard">
      <style:paragraph-properties fo:text-align="center" style:justify-single-word="false"/>
      <style:text-properties officeooo:paragraph-rsid="0011e57a"/>
    </style:style>
    <style:style style:name="P3" style:family="paragraph" style:parent-style-name="Standard">
      <style:paragraph-properties fo:text-align="start" style:justify-single-word="false"/>
      <style:text-properties officeooo:paragraph-rsid="0011e57a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1e57a" officeooo:paragraph-rsid="0011e57a"/>
    </style:style>
    <style:style style:name="P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11e57a" officeooo:paragraph-rsid="0011e57a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officeooo:rsid="0011e57a" officeooo:paragraph-rsid="0011e57a"/>
    </style:style>
    <style:style style:name="T1" style:family="text">
      <style:text-properties officeooo:rsid="0011e5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tab/><text:tab/><text:tab/><text:tab/><text:tab/><text:tab/><text:span text:style-name="T1">TD1</text:span></text:p>
      <text:p text:style-name="P1"/>
      <text:p text:style-name="P2"><text:span text:style-name="T1">Chiffres Clés des entreprises Française. </text:span>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Tpe = ( - 10 salariés )</text:p>
            <text:p text:style-name="P5"/>
            <text:p text:style-name="P5">PME, PMI = (10 ≤ = 249)</text:p>
            <text:p text:style-name="P5"/>
            <text:p text:style-name="P5">Gé (+250)</text:p>
            <text:p text:style-name="P5"/>
            <text:p text:style-name="P6"><text:span text:style-name="T2">Insee</text:span> = <text:span text:style-name="T3">Institut national de la statistique et des </text:span></text:p>
            <text:p text:style-name="P7">etudes economique</text:p>
            <text:p text:style-name="P7"/>
            <text:p text:style-name="P5"/>
          </table:table-cell>
          <table:table-cell table:style-name="Tableau1.B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9:05:25.868550757</meta:creation-date>
    <dc:date>2017-09-07T09:27:56.853046225</dc:date>
    <meta:editing-duration>PT12M20S</meta:editing-duration>
    <meta:editing-cycles>1</meta:editing-cycles>
    <meta:document-statistic meta:table-count="1" meta:image-count="0" meta:object-count="0" meta:page-count="1" meta:paragraph-count="7" meta:word-count="33" meta:character-count="173" meta:non-whitespace-character-count="139"/>
    <meta:generator>LibreOffice/5.3.1.2$Linux_X86_64 LibreOffice_project/30m0$Build-2</meta:generator>
  </office:meta>
</office:document-meta>
</file>